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F000001B873014D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33cm" svg:height="11.641cm" svg:x="1cm" svg:y="1cm">
          <draw:image xlink:href="Pictures/100000000000017F000001B873014D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Jon Wolfers</meta:initial-creator>
    <meta:creation-date>2009-12-08T22:02:30</meta:creation-date>
    <dc:creator>Jon Wolfers</dc:creator>
    <dc:date>2009-12-08T22:04:26</dc:date>
    <meta:editing-cycles>1</meta:editing-cycles>
    <meta:editing-duration>PT1M56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